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9.1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71mm"/>
    </style:style>
    <style:style style:name="co4" style:family="table-column">
      <style:table-column-properties fo:break-before="auto" style:column-width="106.89mm"/>
    </style:style>
    <style:style style:name="co5" style:family="table-column">
      <style:table-column-properties fo:break-before="auto" style:column-width="125.45mm"/>
    </style:style>
    <style:style style:name="co6" style:family="table-column">
      <style:table-column-properties fo:break-before="auto" style:column-width="34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od Ids</text:p>
          </table:table-cell>
          <table:table-cell office:value-type="string" calcext:value-type="string">
            <text:p>Size (MB)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MannyServer</text:p>
          </table:table-cell>
        </table:table-row>
        <table:table-row table:style-name="ro1">
          <table:table-cell office:value-type="float" office:value="1261775998" calcext:value-type="float">
            <text:p>1261775998</text:p>
          </table:table-cell>
          <table:table-cell table:style-name="ce2" office:value-type="float" office:value="0.4" calcext:value-type="float">
            <text:p>0,4</text:p>
          </table:table-cell>
          <table:table-cell office:value-type="string" calcext:value-type="string">
            <text:p>Dino Harvest Enhanced</text:p>
          </table:table-cell>
          <table:table-cell table:style-name="ce2" office:value-type="string" calcext:value-type="string">
            <text:p>augmente la zone d'auto ramassage des dinos tamer</text:p>
          </table:table-cell>
          <table:table-cell table:formula="of:=HYPERLINK(COM.MICROSOFT.CONCAT(&quot;https://steamcommunity.com/sharedfiles/filedetails/?id=&quot;;[.A2]))" office:value-type="string" office:string-value="https://steamcommunity.com/sharedfiles/filedetails/?id=1261775998" calcext:value-type="string">
            <text:p>https://steamcommunity.com/sharedfiles/filedetails/?id=12617759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64755314" calcext:value-type="float">
            <text:p>764755314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Castles, Keeps, and Forts Medieval Architecture</text:p>
          </table:table-cell>
          <table:table-cell table:style-name="ce2" office:value-type="string" calcext:value-type="string">
            <text:p>200 structures de chateaux et compagnie x)</text:p>
          </table:table-cell>
          <table:table-cell table:formula="of:=HYPERLINK(COM.MICROSOFT.CONCAT(&quot;https://steamcommunity.com/sharedfiles/filedetails/?id=&quot;;[.A3]))" office:value-type="string" office:string-value="https://steamcommunity.com/sharedfiles/filedetails/?id=764755314" calcext:value-type="string">
            <text:p>https://steamcommunity.com/sharedfiles/filedetails/?id=764755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933745" calcext:value-type="float">
            <text:p>9249337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noTracker</text:p>
          </table:table-cell>
          <table:table-cell table:style-name="ce2" office:value-type="string" calcext:value-type="string">
            <text:p>Trackeur pour retrouver ses dino ^^</text:p>
          </table:table-cell>
          <table:table-cell table:formula="of:=HYPERLINK(COM.MICROSOFT.CONCAT(&quot;https://steamcommunity.com/sharedfiles/filedetails/?id=&quot;;[.A4]))" office:value-type="string" office:string-value="https://steamcommunity.com/sharedfiles/filedetails/?id=924933745" calcext:value-type="string">
            <text:p>https://steamcommunity.com/sharedfiles/filedetails/?id=9249337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203089" calcext:value-type="float">
            <text:p>74120308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eco's RP Decor</text:p>
          </table:table-cell>
          <table:table-cell table:style-name="ce2" office:value-type="string" calcext:value-type="string">
            <text:p>only decoration interieur x)</text:p>
          </table:table-cell>
          <table:table-cell table:formula="of:=HYPERLINK(COM.MICROSOFT.CONCAT(&quot;https://steamcommunity.com/sharedfiles/filedetails/?id=&quot;;[.A5]))" office:value-type="string" office:string-value="https://steamcommunity.com/sharedfiles/filedetails/?id=741203089" calcext:value-type="string">
            <text:p>https://steamcommunity.com/sharedfiles/filedetails/?id=741203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871931" calcext:value-type="float">
            <text:p>88087193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co's Garden Decor</text:p>
          </table:table-cell>
          <table:table-cell table:style-name="ce2" office:value-type="string" calcext:value-type="string">
            <text:p><text:s/>160 Mb Deco exterieur vraiment pas mal x)</text:p>
          </table:table-cell>
          <table:table-cell table:formula="of:=HYPERLINK(COM.MICROSOFT.CONCAT(&quot;https://steamcommunity.com/sharedfiles/filedetails/?id=&quot;;[.A6]))" office:value-type="string" office:string-value="https://steamcommunity.com/sharedfiles/filedetails/?id=880871931" calcext:value-type="string">
            <text:p>https://steamcommunity.com/sharedfiles/filedetails/?id=880871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928795" calcext:value-type="float">
            <text:p>71992879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latforms Plus</text:p>
          </table:table-cell>
          <table:table-cell table:style-name="ce2" office:value-type="string" calcext:value-type="string">
            <text:p><text:s/>23MP platform plus</text:p>
          </table:table-cell>
          <table:table-cell table:formula="of:=HYPERLINK(COM.MICROSOFT.CONCAT(&quot;https://steamcommunity.com/sharedfiles/filedetails/?id=&quot;;[.A7]))" office:value-type="string" office:string-value="https://steamcommunity.com/sharedfiles/filedetails/?id=719928795" calcext:value-type="string">
            <text:p>https://steamcommunity.com/sharedfiles/filedetails/?id=7199287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1604991" calcext:value-type="float">
            <text:p>73160499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tructures Plus (S+)</text:p>
          </table:table-cell>
          <table:table-cell/>
          <table:table-cell table:formula="of:=HYPERLINK(COM.MICROSOFT.CONCAT(&quot;https://steamcommunity.com/sharedfiles/filedetails/?id=&quot;;[.A8]))" office:value-type="string" office:string-value="https://steamcommunity.com/sharedfiles/filedetails/?id=731604991" calcext:value-type="string">
            <text:p>https://steamcommunity.com/sharedfiles/filedetails/?id=731604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1530042" calcext:value-type="float">
            <text:p>82153004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Upgrade Station v1.8i</text:p>
          </table:table-cell>
          <table:table-cell table:style-name="ce2" office:value-type="string" calcext:value-type="string">
            <text:p><text:s/>230 Mb upgrade station</text:p>
          </table:table-cell>
          <table:table-cell table:formula="of:=HYPERLINK(COM.MICROSOFT.CONCAT(&quot;https://steamcommunity.com/sharedfiles/filedetails/?id=&quot;;[.A9]))" office:value-type="string" office:string-value="https://steamcommunity.com/sharedfiles/filedetails/?id=821530042" calcext:value-type="string">
            <text:p>https://steamcommunity.com/sharedfiles/filedetails/?id=821530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9380111" calcext:value-type="float">
            <text:p>60938011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targate Worlds v3.0</text:p>
          </table:table-cell>
          <table:table-cell table:style-name="ce2" office:value-type="string" calcext:value-type="string">
            <text:p><text:s/>190 Mb Stargate</text:p>
          </table:table-cell>
          <table:table-cell table:formula="of:=HYPERLINK(COM.MICROSOFT.CONCAT(&quot;https://steamcommunity.com/sharedfiles/filedetails/?id=&quot;;[.A10]))" office:value-type="string" office:string-value="https://steamcommunity.com/sharedfiles/filedetails/?id=609380111" calcext:value-type="string">
            <text:p>https://steamcommunity.com/sharedfiles/filedetails/?id=609380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535755" calcext:value-type="float">
            <text:p>76153575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Ultra Stacks</text:p>
          </table:table-cell>
          <table:table-cell table:style-name="ce2" office:value-type="string" calcext:value-type="string">
            <text:p><text:s/>0.7Mb obligatoire !!! Ultra Stack 10 000 Wood</text:p>
          </table:table-cell>
          <table:table-cell table:formula="of:=HYPERLINK(COM.MICROSOFT.CONCAT(&quot;https://steamcommunity.com/sharedfiles/filedetails/?id=&quot;;[.A11]))" office:value-type="string" office:string-value="https://steamcommunity.com/sharedfiles/filedetails/?id=761535755" calcext:value-type="string">
            <text:p>https://steamcommunity.com/sharedfiles/filedetails/?id=7615357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2616446" calcext:value-type="float">
            <text:p>902616446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Dino Colourizer!</text:p>
          </table:table-cell>
          <table:table-cell table:style-name="ce2" office:value-type="string" calcext:value-type="string">
            <text:p>colour Dino xD</text:p>
          </table:table-cell>
          <table:table-cell table:formula="of:=HYPERLINK(COM.MICROSOFT.CONCAT(&quot;https://steamcommunity.com/sharedfiles/filedetails/?id=&quot;;[.A12]))" office:value-type="string" office:string-value="https://steamcommunity.com/sharedfiles/filedetails/?id=902616446" calcext:value-type="string">
            <text:p>https://steamcommunity.com/sharedfiles/filedetails/?id=9026164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78345456" calcext:value-type="float">
            <text:p>778345456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Boosted Fabricator+ [2.0]</text:p>
          </table:table-cell>
          <table:table-cell/>
          <table:table-cell table:formula="of:=HYPERLINK(COM.MICROSOFT.CONCAT(&quot;https://steamcommunity.com/sharedfiles/filedetails/?id=&quot;;[.A13]))" office:value-type="string" office:string-value="https://steamcommunity.com/sharedfiles/filedetails/?id=778345456" calcext:value-type="string">
            <text:p>https://steamcommunity.com/sharedfiles/filedetails/?id=778345456</text:p>
          </table:table-cell>
          <table:table-cell/>
        </table:table-row>
        <table:table-row table:style-name="ro1">
          <table:table-cell table:style-name="Default" office:value-type="float" office:value="859198322" calcext:value-type="float">
            <text:p>859198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able Element</text:p>
          </table:table-cell>
          <table:table-cell/>
          <table:table-cell table:formula="of:=HYPERLINK(COM.MICROSOFT.CONCAT(&quot;https://steamcommunity.com/sharedfiles/filedetails/?id=&quot;;[.A14]))" office:value-type="string" office:string-value="https://steamcommunity.com/sharedfiles/filedetails/?id=859198322" calcext:value-type="string">
            <text:p>https://steamcommunity.com/sharedfiles/filedetails/?id=859198322</text:p>
          </table:table-cell>
          <table:table-cell/>
        </table:table-row>
        <table:table-row table:style-name="ro2">
          <table:table-cell table:style-name="Default" office:value-type="float" office:value="793605978" calcext:value-type="float">
            <text:p>793605978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Super Spyglass (Open Source)</text:p>
          </table:table-cell>
          <table:table-cell/>
          <table:table-cell table:formula="of:=HYPERLINK(COM.MICROSOFT.CONCAT(&quot;https://steamcommunity.com/sharedfiles/filedetails/?id=&quot;;[.A15]))" office:value-type="string" office:string-value="https://steamcommunity.com/sharedfiles/filedetails/?id=793605978" calcext:value-type="string">
            <text:p>https://steamcommunity.com/sharedfiles/filedetails/?id=793605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72277026" calcext:value-type="float">
            <text:p>572277026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Ark Advance 10</text:p>
          </table:table-cell>
          <table:table-cell/>
          <table:table-cell table:formula="of:=HYPERLINK(COM.MICROSOFT.CONCAT(&quot;https://steamcommunity.com/sharedfiles/filedetails/?id=&quot;;[.A16]))" office:value-type="string" office:string-value="https://steamcommunity.com/sharedfiles/filedetails/?id=572277026" calcext:value-type="string">
            <text:p>https://steamcommunity.com/sharedfiles/filedetails/?id=572277026</text:p>
          </table:table-cell>
          <table:table-cell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float" office:value="656748741" calcext:value-type="float">
            <text:p>656748741</text:p>
          </table:table-cell>
          <table:table-cell/>
          <table:table-cell table:style-name="Default" office:value-type="string" calcext:value-type="string">
            <text:p>Sevens mod kit</text:p>
          </table:table-cell>
          <table:table-cell office:value-type="string" calcext:value-type="string">
            <text:p>DESACTIVER LES DINOS LEGENDAIRE DE SE MOD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1157036129" calcext:value-type="float">
            <text:p>1157036129</text:p>
          </table:table-cell>
          <table:table-cell/>
          <table:table-cell table:style-name="Default" office:value-type="string" calcext:value-type="string">
            <text:p>Only Stairs</text:p>
          </table:table-cell>
          <table:table-cell office:value-type="string" calcext:value-type="string">
            <text:p>Best mod ever !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FR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 style:data-style-name="N2" text:time-value="21:06:11.1755410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8:04:53.434845977</meta:creation-date>
    <dc:date>2018-10-17T00:18:48.451425126</dc:date>
    <meta:editing-duration>PT4M51S</meta:editing-duration>
    <meta:editing-cycles>3</meta:editing-cycles>
    <meta:generator>LibreOffice/6.1.2.1$Linux_X86_64 LibreOffice_project/10$Build-1</meta:generator>
    <meta:document-statistic meta:table-count="1" meta:cell-count="96" meta:object-count="0"/>
  </office:meta>
</office:document-meta>
</file>